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mis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viewer</text:p>
          </table:table-cell>
        </table:table-row>
        <table:table-row table:style-name="ro2">
          <table:table-cell office:value-type="string" calcext:value-type="string">
            <text:p>create_permission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ad_permission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pdate_permission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_permission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group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_group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group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group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lete_group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eate_use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_use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se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use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ete_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projec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_projec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jec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projec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ete_projec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_effect_propierti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_effect_propierti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ffect_propier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effect_propierti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ete_effect_propierti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_aggregato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_aggregato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ggregato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aggregato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ete_aggregat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_facto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_facto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facto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facto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acto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fact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_action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ac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_action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tion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action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action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c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_effec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ad_effec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ffec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effec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effec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reate_propierti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ad_propierti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pier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propierti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propierti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reate_variabl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_variabl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ariabl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variabl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lete_variab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e_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_se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se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se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e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se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_c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ad_c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c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c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c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reate_inp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ad_inp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p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inp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inp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_input_c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read_input_c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put_c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update_input_c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delete_input_c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2:34:33.7163163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41:51.941036247</meta:creation-date>
    <dc:date>2015-10-25T12:36:18.954988042</dc:date>
    <meta:editing-duration>PT7H35M</meta:editing-duration>
    <meta:editing-cycles>28</meta:editing-cycles>
    <meta:generator>LibreOffice/4.2.8.2$Linux_X86_64 LibreOffice_project/420m0$Build-2</meta:generator>
    <meta:document-statistic meta:table-count="1" meta:cell-count="38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sv"/>
</library:library>
</file>

<file path=Basic/Standard/tocsv.xml><?xml version="1.0" encoding="utf-8"?>
<!DOCTYPE module  PUBLIC '-//OpenOffice.org//DTD OfficeDocument 1.0//EN'  'module.dtd'>
<script:module xmlns:script="http://openoffice.org/2000/script" script:name="tocsv" script:language="StarBasic">Sub Main
  '----------------------------------------------------------------------
  ' Save document

  Dim document As Object
  Dim dispatcher As Object
  document = ThisComponent.CurrentController.Frame
  dispatcher = createUnoService("com.sun.star.frame.DispatchHelper")
  dispatcher.executeDispatch(document, ".uno:Save", "", 0, Array())


rem --remplazar saltos de línea----------
dim args1(17) as new com.sun.star.beans.PropertyValue
args1(0).Name = "SearchItem.StyleFamily"
args1(0).Value = 2
args1(1).Name = "SearchItem.CellType"
args1(1).Value = 1
args1(2).Name = "SearchItem.RowDirection"
args1(2).Value = true
args1(3).Name = "SearchItem.AllTables"
args1(3).Value = tru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1
args1(9).Name = "SearchItem.SearchFlags"
args1(9).Value = 65536
args1(10).Name = "SearchItem.SearchString"
args1(10).Value = "\n"
args1(11).Name = "SearchItem.ReplaceString"
args1(11).Value = "&lt;--BR--&gt;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
dispatcher.executeDispatch(document, ".uno:ExecuteSearch", "", 0, args1())

  '----------------------------------------------------------------------
  ' Export to text files

  Dim oDoc As Object ' The current Document
  Dim oSheets As Object ' A collection of all sheets
  Dim oSheet As Object ' One specific Sheet
  Dim sNewFilename As String ' New Filename
  Dim sExt As String ' The new extension to be applied
  Dim sURL As String ' Existing URL of file
  Dim sCurrDir As String ' Current Directory
  Dim oSaveSheet As Object
  Dim FileProperties(2) As New com.sun.star.beans.PropertyValue

  oDoc = thisComponent
  oSaveSheet = oDoc.CurrentController.getActiveSheet()
  oSheets = oDoc.Sheets()
  sURL = ConvertFromURL(oDoc.getLocation())
  sCurrDir = Mid(sURL,1,Len(sURL)-Len(Dir(sURL)))

  FileProperties(0).Name = "Overwrite"
  FileProperties(0).Value = True
  FileProperties(1).Name = "FilterName"
  FileProperties(1).Value = "Text - txt - csv (StarCalc)"
  FileProperties(2).Name = "FilterOptions"
  FileProperties(2).Value = "9,0,UTF8,1"
  sExt = ".csv"

  For i = 0 to (oSheets.getCount()-1)
    oSheet = oSheets.getByIndex(i)
    sNewFilename = oSheet.getName() &amp; sExt
    oDoc.CurrentController.setActiveSheet(oSheet)
    oDoc.storeToURL(ConvertToURL(sCurrDir &amp; sNewFilename),FileProperties())
  Next i

  oDoc.CurrentController.setActiveSheet(oSaveSheet) ' restores the original view

  MsgBox("Text Files Created")
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